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4b99" officeooo:paragraph-rsid="00194b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rays (Part I)</text:p>
      <text:p text:style-name="P1">BY ALEX ON JUNE 27TH, 2007 | LAST MODIFIED BY ALEX ON NOVEMBER 10TH, 2015</text:p>
      <text:p text:style-name="P1">In lesson 4.7 -- Structs, you learned that you can use a struct to aggregate many different data types into one identifier. This is great for the case where we want to model a single object that has many different properties. However, this is not so great for the case where we want to track many related instances of something.</text:p>
      <text:p text:style-name="P1"/>
      <text:p text:style-name="P1">Fortunately, structs are not the only aggregate data type in C++. An array is an aggregate data type that lets us access many variables of the same type through a single identifier.</text:p>
      <text:p text:style-name="P1"/>
      <text:p text:style-name="P1">Consider the case where you want to record the test scores for 30 students in a class. Without arrays, you would have to allocate 30 almost-identical variables!</text:p>
      <text:p text:style-name="P1"/>
      <text:p text:style-name="P1">1</text:p>
      <text:p text:style-name="P1">2</text:p>
      <text:p text:style-name="P1">3</text:p>
      <text:p text:style-name="P1">4</text:p>
      <text:p text:style-name="P1">5</text:p>
      <text:p text:style-name="P1">6</text:p>
      <text:p text:style-name="P1">// allocate 30 integer variables (each with a different name)</text:p>
      <text:p text:style-name="P1">int testScoreStudent1;</text:p>
      <text:p text:style-name="P1">int testScoreStudent2;</text:p>
      <text:p text:style-name="P1">int testScoreStudent3;</text:p>
      <text:p text:style-name="P1">// ...</text:p>
      <text:p text:style-name="P1">int testScoreStudent30;</text:p>
      <text:p text:style-name="P1">Arrays give us a much easier way to do this. The following array definition is essentially equivalent:</text:p>
      <text:p text:style-name="P1"/>
      <text:p text:style-name="P1">1</text:p>
      <text:p text:style-name="P1">int testScore[30]; // allocate 30 integer variables in a fixed array</text:p>
      <text:p text:style-name="P1">In an variable declaration, we use square brackets ([]) to tell the compiler both that this is an array variable (instead of a normal variable), as well as how many variables to allocate (called the array length).</text:p>
      <text:p text:style-name="P1"/>
      <text:p text:style-name="P1">In the above example, we declare a fixed array named testScore, with a length of 30. A fixed array (also called a fixed length array or fixed size array) is an array where the length is known at compile time. When testScore is instantiated, the compiler will allocate 30 integers.</text:p>
      <text:p text:style-name="P1"/>
      <text:p text:style-name="P1">Array elements and subscripting</text:p>
      <text:p text:style-name="P1"/>
      <text:p text:style-name="P1">Each of the variables in an array is called an element. Elements do not have their own unique names. Instead, to access individual elements of an array, we use the array name, along with the subscript operator ([]), and a parameter called a subscript (or index) that tells the compiler which element we want. This process is called subscripting or indexing the array.</text:p>
      <text:p text:style-name="P1"/>
      <text:p text:style-name="P1">In the example above, the first element in our array is testScore[0]. The second is testScore[1]. The tenth is testScore[9]. The last element in our testScore array is testScore[29]. This is great because we no longer need to keep track of a bunch of different (but related) names -- we can just vary the subscript to access different elements.</text:p>
      <text:p text:style-name="P1"/>
      <text:p text:style-name="P1">Important: Unlike everyday life, where we typically count starting from 1, in C++, arrays always count starting from 0!</text:p>
      <text:p text:style-name="P1"><text:soft-page-break/></text:p>
      <text:p text:style-name="P1">For an array of length N, the array elements are numbered 0 through N-1! This is called the array’s range.</text:p>
      <text:p text:style-name="P1"/>
      <text:p text:style-name="P1">An example array program</text:p>
      <text:p text:style-name="P1"/>
      <text:p text:style-name="P1">Here’s a sample program that puts together the definition and indexing of an array:</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include &lt;iostream&gt;</text:p>
      <text:p text:style-name="P1"><text:s/></text:p>
      <text:p text:style-name="P1">int main()</text:p>
      <text:p text:style-name="P1">{</text:p>
      <text:p text:style-name="P1"><text:s text:c="4"/>int prime[5]; // hold the first 5 prime numbers</text:p>
      <text:p text:style-name="P1"><text:s text:c="4"/>prime[0] = 2;</text:p>
      <text:p text:style-name="P1"><text:s text:c="4"/>prime[1] = 3;</text:p>
      <text:p text:style-name="P1"><text:s text:c="4"/>prime[2] = 5;</text:p>
      <text:p text:style-name="P1"><text:s text:c="4"/>prime[3] = 7;</text:p>
      <text:p text:style-name="P1"><text:s text:c="4"/>prime[4] = 11;</text:p>
      <text:p text:style-name="P1"><text:s/></text:p>
      <text:p text:style-name="P1"><text:s text:c="4"/>std::cout &lt;&lt; "The lowest prime number is: " &lt;&lt; prime[0] &lt;&lt; "\n";</text:p>
      <text:p text:style-name="P1"><text:s text:c="4"/>std::cout &lt;&lt; "The sum of the first 5 primes is: " &lt;&lt; prime[0] + prime[1] + prime[2] + prime[3] + prime[4] &lt;&lt; "\n";</text:p>
      <text:p text:style-name="P1"><text:s/></text:p>
      <text:p text:style-name="P1"><text:s text:c="4"/>return 0;</text:p>
      <text:p text:style-name="P1">}</text:p>
      <text:p text:style-name="P1">This prints:</text:p>
      <text:p text:style-name="P1"/>
      <text:p text:style-name="P1">The lowest prime number is: 2</text:p>
      <text:p text:style-name="P1">The sum of the first 5 primes is: 28</text:p>
      <text:p text:style-name="P1">Array data types</text:p>
      <text:p text:style-name="P1"/>
      <text:p text:style-name="P1">Arrays can be made from any data type. Consider the following example, where we declare an array of doubles:</text:p>
      <text:p text:style-name="P1"/>
      <text:p text:style-name="P1">1</text:p>
      <text:p text:style-name="P1">2</text:p>
      <text:p text:style-name="P1"><text:soft-page-break/>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include &lt;iostream&gt;</text:p>
      <text:p text:style-name="P1"><text:s/></text:p>
      <text:p text:style-name="P1">int main()</text:p>
      <text:p text:style-name="P1">{</text:p>
      <text:p text:style-name="P1"><text:s text:c="4"/>double array[3]; // allocate 3 doubles</text:p>
      <text:p text:style-name="P1"><text:s text:c="4"/>array[0] = 2.0;</text:p>
      <text:p text:style-name="P1"><text:s text:c="4"/>array[1] = 3.0;</text:p>
      <text:p text:style-name="P1"><text:s text:c="4"/>array[2] = 4.3;</text:p>
      <text:p text:style-name="P1"><text:s/></text:p>
      <text:p text:style-name="P1"><text:s text:c="4"/>cout &lt;&lt; "The average is " &lt;&lt; (array[0] + array[1] + array[2]) / 3 &lt;&lt; "\n";</text:p>
      <text:p text:style-name="P1"><text:s/></text:p>
      <text:p text:style-name="P1"><text:s text:c="4"/>return 0;</text:p>
      <text:p text:style-name="P1">}</text:p>
      <text:p text:style-name="P1">This program produces the result:</text:p>
      <text:p text:style-name="P1"/>
      <text:p text:style-name="P1">The average is 3.1</text:p>
      <text:p text:style-name="P1">Arrays can also be made from structs. Consider the following example:</text:p>
      <text:p text:style-name="P1"/>
      <text:p text:style-name="P1">1</text:p>
      <text:p text:style-name="P1">2</text:p>
      <text:p text:style-name="P1">3</text:p>
      <text:p text:style-name="P1">4</text:p>
      <text:p text:style-name="P1">5</text:p>
      <text:p text:style-name="P1">6</text:p>
      <text:p text:style-name="P1">struct Rectangle</text:p>
      <text:p text:style-name="P1">{</text:p>
      <text:p text:style-name="P1"><text:s text:c="4"/>int length;</text:p>
      <text:p text:style-name="P1"><text:s text:c="4"/>int width;</text:p>
      <text:p text:style-name="P1">};</text:p>
      <text:p text:style-name="P1">Rectangle rects[5]; // declare an array of 5 Rectangle</text:p>
      <text:p text:style-name="P1">To access a struct member of an array element, first pick which array element you want, and then use the member selection operator to select the struct member you want:</text:p>
      <text:p text:style-name="P1"/>
      <text:p text:style-name="P1">1</text:p>
      <text:p text:style-name="P1">rects[0].length = 24;</text:p>
      <text:p text:style-name="P1">Arrays can even be made from arrays, a topic that we’ll cover in a future lesson.</text:p>
      <text:p text:style-name="P1"/>
      <text:p text:style-name="P1">Array subscripts</text:p>
      <text:p text:style-name="P1"/>
      <text:p text:style-name="P1">In C++, array subscripts must always be an integral type (char, short, int, long, long long, etc… -- and strangely enough, bool). These subscripts can be either a constant or non-constant value.</text:p>
      <text:p text:style-name="P1"><text:soft-page-break/></text:p>
      <text:p text:style-name="P1">Here are some example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int array[5]; // declare an array of length 5</text:p>
      <text:p text:style-name="P1"><text:s/></text:p>
      <text:p text:style-name="P1">// using a literal (constant) index:</text:p>
      <text:p text:style-name="P1">array[1] = 7; // ok</text:p>
      <text:p text:style-name="P1"><text:s/></text:p>
      <text:p text:style-name="P1">// using an enum (constant) index</text:p>
      <text:p text:style-name="P1">enum Animals</text:p>
      <text:p text:style-name="P1">{</text:p>
      <text:p text:style-name="P1"><text:s text:c="4"/>ANIMAL_CAT = 2</text:p>
      <text:p text:style-name="P1">};</text:p>
      <text:p text:style-name="P1">array[ANIMAL_CAT] = 4; // ok</text:p>
      <text:p text:style-name="P1"><text:s/></text:p>
      <text:p text:style-name="P1">// using a variable (non-constant) index:</text:p>
      <text:p text:style-name="P1">short index = 3;</text:p>
      <text:p text:style-name="P1">array[index] = 7; // ok</text:p>
      <text:p text:style-name="P1">Fixed array declarations</text:p>
      <text:p text:style-name="P1"/>
      <text:p text:style-name="P1">When declaring a fixed array, the size of the array (between the square brackets) must be a compile-time constant. This is because the size of a fixed array must be known at compile time. Here are some different ways to declare fixed array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text:soft-page-break/>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 using a literal constant</text:p>
      <text:p text:style-name="P1">int array[5]; // Ok</text:p>
      <text:p text:style-name="P1"><text:s/></text:p>
      <text:p text:style-name="P1">// using a macro symbolic constant</text:p>
      <text:p text:style-name="P1">#define ARRAY_SIZE 5</text:p>
      <text:p text:style-name="P1">int array[ARRAY_SIZE]; // Syntactically okay, but don't do this</text:p>
      <text:p text:style-name="P1"><text:s/></text:p>
      <text:p text:style-name="P1">// using a symbolic constant</text:p>
      <text:p text:style-name="P1">const int arraySize = 5;</text:p>
      <text:p text:style-name="P1">int array[arraySize]; // Ok</text:p>
      <text:p text:style-name="P1"><text:s/></text:p>
      <text:p text:style-name="P1">// using an enumerator</text:p>
      <text:p text:style-name="P1">enum ArrayElements</text:p>
      <text:p text:style-name="P1">{</text:p>
      <text:p text:style-name="P1"><text:s text:c="4"/>MAX_ARRAY_SIZE = 5</text:p>
      <text:p text:style-name="P1">};</text:p>
      <text:p text:style-name="P1">int array[MAX_ARRAY_SIZE]; // Ok</text:p>
      <text:p text:style-name="P1"><text:s/></text:p>
      <text:p text:style-name="P1">// using a non-const variable</text:p>
      <text:p text:style-name="P1">int size;</text:p>
      <text:p text:style-name="P1">std::cin &gt;&gt; size;</text:p>
      <text:p text:style-name="P1">int array[size]; // Not ok -- size is not a compile-time constant!</text:p>
      <text:p text:style-name="P1"><text:s/></text:p>
      <text:p text:style-name="P1">// using a runtime const variable</text:p>
      <text:p text:style-name="P1">int temp = 5;</text:p>
      <text:p text:style-name="P1">const int size = temp;</text:p>
      <text:p text:style-name="P1">int array[size]; // Not ok -- size is a runtime constant, not a compile-time constant!</text:p>
      <text:p text:style-name="P1">Note that in the last two cases, an error would result because size is not a compile-time constant.</text:p>
      <text:p text:style-name="P1"/>
      <text:p text:style-name="P1">A note on dynamic arrays</text:p>
      <text:p text:style-name="P1"/>
      <text:p text:style-name="P1">Because fixed arrays have memory allocated at compile time, that introduces two limitations:</text:p>
      <text:p text:style-name="P1"/>
      <text:p text:style-name="P1">Fixed arrays cannot have a length based on either user input or some other value calculated at runtime.</text:p>
      <text:p text:style-name="P1">Fixed arrays have a fixed length that can not be changed.</text:p>
      <text:p text:style-name="P1">In many cases, these limitations are problematic. Fortunately, C++ supports a second kind of array known as a dynamic array. The length of a dynamic array can be set at runtime, and their length can <text:soft-page-break/>be changed. However, dynamic arrays are a little more complicated to instantiate, so we’ll cover them later in the chapter.</text:p>
      <text:p text:style-name="P1"/>
      <text:p text:style-name="P1">Summary</text:p>
      <text:p text:style-name="P1"/>
      <text:p text:style-name="P1">Fixed arrays provide an easy way to allocate and use multiple variables of the same type so long as the size of the array is known at compile time.</text:p>
      <text:p text:style-name="P1"/>
      <text:p text:style-name="P1">We’ll look at more topics around fixed arrays in the next lesson.</text:p>
      <text:p text:style-name="P1"/>
      <text:p text:style-name="P1"/>
      <text:p text:style-name="P1">Arrays (Part II)</text:p>
      <text:p text:style-name="P1">BY ALEX ON JUNE 27TH, 2007 | LAST MODIFIED BY ALEX ON FEBRUARY 20TH, 2016</text:p>
      <text:p text:style-name="P1">This lesson continues the discussion of arrays that began in lesson 6.1 -- Arrays (part I)</text:p>
      <text:p text:style-name="P1"/>
      <text:p text:style-name="P1">Initializing fixed arrays</text:p>
      <text:p text:style-name="P1"/>
      <text:p text:style-name="P1">Array elements are treated just like normal variables, and as such, they are not initialized when created.</text:p>
      <text:p text:style-name="P1"/>
      <text:p text:style-name="P1">One way to initialize an array is to do it element by element:</text:p>
      <text:p text:style-name="P1"/>
      <text:p text:style-name="P1">1</text:p>
      <text:p text:style-name="P1">2</text:p>
      <text:p text:style-name="P1">3</text:p>
      <text:p text:style-name="P1">4</text:p>
      <text:p text:style-name="P1">5</text:p>
      <text:p text:style-name="P1">6</text:p>
      <text:p text:style-name="P1"><text:s text:c="4"/>int prime[5]; // hold the first 5 prime numbers</text:p>
      <text:p text:style-name="P1"><text:s text:c="4"/>prime[0] = 2;</text:p>
      <text:p text:style-name="P1"><text:s text:c="4"/>prime[1] = 3;</text:p>
      <text:p text:style-name="P1"><text:s text:c="4"/>prime[2] = 5;</text:p>
      <text:p text:style-name="P1"><text:s text:c="4"/>prime[3] = 7;</text:p>
      <text:p text:style-name="P1"><text:s text:c="4"/>prime[4] = 11;</text:p>
      <text:p text:style-name="P1">However, this is a pain, especially as the array gets larger.</text:p>
      <text:p text:style-name="P1"/>
      <text:p text:style-name="P1">Fortunately, C++ provides a more convenient way to initialize entire arrays via use of an initializer list. The following example is equivalent to the one above:</text:p>
      <text:p text:style-name="P1"/>
      <text:p text:style-name="P1">1</text:p>
      <text:p text:style-name="P1">int prime[5] = { 2, 3, 5, 7, 11 }; // use initializer list to initialize the fixed array</text:p>
      <text:p text:style-name="P1">If there are more initializers in the list than the array can hold, the compiler will generate an error.</text:p>
      <text:p text:style-name="P1"/>
      <text:p text:style-name="P1">However, if there are less initializers in the list than the array can hold, the remaining elements are initialized to 0. The following example shows this in action:</text:p>
      <text:p text:style-name="P1"/>
      <text:p text:style-name="P1">1</text:p>
      <text:p text:style-name="P1">2</text:p>
      <text:p text:style-name="P1">3</text:p>
      <text:p text:style-name="P1">4</text:p>
      <text:p text:style-name="P1">5</text:p>
      <text:p text:style-name="P1">6</text:p>
      <text:p text:style-name="P1"><text:soft-page-break/>7</text:p>
      <text:p text:style-name="P1">8</text:p>
      <text:p text:style-name="P1">9</text:p>
      <text:p text:style-name="P1">10</text:p>
      <text:p text:style-name="P1">11</text:p>
      <text:p text:style-name="P1">12</text:p>
      <text:p text:style-name="P1">13</text:p>
      <text:p text:style-name="P1">14</text:p>
      <text:p text:style-name="P1">#include &lt;iostream&gt;</text:p>
      <text:p text:style-name="P1"><text:s/></text:p>
      <text:p text:style-name="P1">int main()</text:p>
      <text:p text:style-name="P1">{</text:p>
      <text:p text:style-name="P1"><text:s text:c="4"/>int array[5] = { 7, 4, 5 }; // only initialize first 3 elements</text:p>
      <text:p text:style-name="P1"><text:s/></text:p>
      <text:p text:style-name="P1"><text:s text:c="4"/>std::cout &lt;&lt; array[0] &lt;&lt; '\n';</text:p>
      <text:p text:style-name="P1"><text:s text:c="4"/>std::cout &lt;&lt; array[1] &lt;&lt; '\n';</text:p>
      <text:p text:style-name="P1"><text:s text:c="4"/>std::cout &lt;&lt; array[2] &lt;&lt; '\n';</text:p>
      <text:p text:style-name="P1"><text:s text:c="4"/>std::cout &lt;&lt; array[3] &lt;&lt; '\n';</text:p>
      <text:p text:style-name="P1"><text:s text:c="4"/>std::cout &lt;&lt; array[4] &lt;&lt; '\n';</text:p>
      <text:p text:style-name="P1"><text:s/></text:p>
      <text:p text:style-name="P1"><text:s text:c="4"/>return 0;</text:p>
      <text:p text:style-name="P1">}</text:p>
      <text:p text:style-name="P1">This prints:</text:p>
      <text:p text:style-name="P1"/>
      <text:p text:style-name="P1">7</text:p>
      <text:p text:style-name="P1">4</text:p>
      <text:p text:style-name="P1">5</text:p>
      <text:p text:style-name="P1">0</text:p>
      <text:p text:style-name="P1">0</text:p>
      <text:p text:style-name="P1">Consequently, to initialize all the elements of an array to 0, you can do this:</text:p>
      <text:p text:style-name="P1"/>
      <text:p text:style-name="P1">1</text:p>
      <text:p text:style-name="P1">2</text:p>
      <text:p text:style-name="P1">// Initialize all elements to 0</text:p>
      <text:p text:style-name="P1">int array[5] = { };</text:p>
      <text:p text:style-name="P1">In C++11, the uniform initialization syntax can be used instead:</text:p>
      <text:p text:style-name="P1"/>
      <text:p text:style-name="P1">1</text:p>
      <text:p text:style-name="P1">int prime[5] { 2, 3, 5, 7, 11 }; // use uniform initialization to initialize the fixed array</text:p>
      <text:p text:style-name="P1">Omitted size</text:p>
      <text:p text:style-name="P1"/>
      <text:p text:style-name="P1">If you are initializing a fixed array of elements using an initializer list, the compiler can figure out the size of the array for you, and you can omit explicitly declaring the size of the array.</text:p>
      <text:p text:style-name="P1"/>
      <text:p text:style-name="P1">The following two lines are equivalent:</text:p>
      <text:p text:style-name="P1"/>
      <text:p text:style-name="P1">1</text:p>
      <text:p text:style-name="P1">2</text:p>
      <text:p text:style-name="P1">int array[5] = { 0, 1, 2, 3, 4 }; // explicitly define size of the array</text:p>
      <text:p text:style-name="P1">int array[] = { 0, 1, 2, 3, 4 }; // let initializer list set size of the array</text:p>
      <text:p text:style-name="P1">This not only saves typing, it also means you don’t have to update the array size if you add or remove elements later.</text:p>
      <text:p text:style-name="P1"><text:soft-page-break/></text:p>
      <text:p text:style-name="P1">Arrays and enums</text:p>
      <text:p text:style-name="P1"/>
      <text:p text:style-name="P1">One of the big documentation problems with arrays is that that integer indices do not provide any information to the programmer about the meaning of the index. Consider a class of 5 students:</text:p>
      <text:p text:style-name="P1"/>
      <text:p text:style-name="P1">1</text:p>
      <text:p text:style-name="P1">2</text:p>
      <text:p text:style-name="P1">3</text:p>
      <text:p text:style-name="P1">const int numberOfStudents(5);</text:p>
      <text:p text:style-name="P1">int testScores[numberOfStudents];</text:p>
      <text:p text:style-name="P1">testScores[2] = 76;</text:p>
      <text:p text:style-name="P1">Who is represented by array element 2? It’s not clear.</text:p>
      <text:p text:style-name="P1"/>
      <text:p text:style-name="P1">This can be solved by setting up an enumeration where one enumerator maps to each of the possible array indice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enum StudentNames</text:p>
      <text:p text:style-name="P1">{</text:p>
      <text:p text:style-name="P1"><text:s text:c="4"/>KENNY, // 0</text:p>
      <text:p text:style-name="P1"><text:s text:c="4"/>KYLE, // 1</text:p>
      <text:p text:style-name="P1"><text:s text:c="4"/>STAN, // 2</text:p>
      <text:p text:style-name="P1"><text:s text:c="4"/>BUTTERS, // 3</text:p>
      <text:p text:style-name="P1"><text:s text:c="4"/>CARTMAN, // 4</text:p>
      <text:p text:style-name="P1"><text:s text:c="4"/>MAX_STUDENTS // 5</text:p>
      <text:p text:style-name="P1">};</text:p>
      <text:p text:style-name="P1"><text:s/></text:p>
      <text:p text:style-name="P1">int main()</text:p>
      <text:p text:style-name="P1">{</text:p>
      <text:p text:style-name="P1"><text:s text:c="4"/>int testScores[MAX_STUDENTS]; // allocate 5 integers</text:p>
      <text:p text:style-name="P1"><text:s text:c="4"/>testScores[STAN] = 76;</text:p>
      <text:p text:style-name="P1"><text:s/></text:p>
      <text:p text:style-name="P1"><text:s text:c="4"/>return 0;</text:p>
      <text:p text:style-name="P1">}</text:p>
      <text:p text:style-name="P1">In this way, it’s much clearer what each of the array elements represents. Note that an extra <text:soft-page-break/>enumerator named MAX_STUDENTS has been added. This enumerator is used during the array declaration to ensure the array has the proper size (as the array length should be one greater than the largest index). This is useful both for documentation purposes, and because the array will automatically be resized if another enumerator is added:</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enum StudentNames</text:p>
      <text:p text:style-name="P1">{</text:p>
      <text:p text:style-name="P1"><text:s text:c="4"/>KENNY, // 0</text:p>
      <text:p text:style-name="P1"><text:s text:c="4"/>KYLE, // 1</text:p>
      <text:p text:style-name="P1"><text:s text:c="4"/>STAN, // 2</text:p>
      <text:p text:style-name="P1"><text:s text:c="4"/>BUTTERS, // 3</text:p>
      <text:p text:style-name="P1"><text:s text:c="4"/>CARTMAN, // 4</text:p>
      <text:p text:style-name="P1"><text:s text:c="4"/>WENDY, // 5</text:p>
      <text:p text:style-name="P1"><text:s text:c="4"/>MAX_STUDENTS // 6</text:p>
      <text:p text:style-name="P1">};</text:p>
      <text:p text:style-name="P1"><text:s/></text:p>
      <text:p text:style-name="P1">int main()</text:p>
      <text:p text:style-name="P1">{</text:p>
      <text:p text:style-name="P1"><text:s text:c="4"/>int testScores[MAX_STUDENTS]; // allocate 6 integers</text:p>
      <text:p text:style-name="P1"><text:s text:c="4"/>testScores[STAN] = 76; // still works</text:p>
      <text:p text:style-name="P1"><text:s/></text:p>
      <text:p text:style-name="P1"><text:s text:c="4"/>return 0;</text:p>
      <text:p text:style-name="P1">}</text:p>
      <text:p text:style-name="P1">Note that this “trick” only works if you do not change the enumerator values manually!</text:p>
      <text:p text:style-name="P1"/>
      <text:p text:style-name="P1">Arrays and enum classes</text:p>
      <text:p text:style-name="P1"/>
      <text:p text:style-name="P1">Enum classes don’t have an implicit conversion to integer, so if you try the following:</text:p>
      <text:p text:style-name="P1"/>
      <text:p text:style-name="P1">1</text:p>
      <text:p text:style-name="P1">2</text:p>
      <text:p text:style-name="P1">3</text:p>
      <text:p text:style-name="P1">4</text:p>
      <text:p text:style-name="P1">5</text:p>
      <text:p text:style-name="P1"><text:soft-page-break/>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enum class StudentNames</text:p>
      <text:p text:style-name="P1">{</text:p>
      <text:p text:style-name="P1"><text:s text:c="4"/>KENNY, // 0</text:p>
      <text:p text:style-name="P1"><text:s text:c="4"/>KYLE, // 1</text:p>
      <text:p text:style-name="P1"><text:s text:c="4"/>STAN, // 2</text:p>
      <text:p text:style-name="P1"><text:s text:c="4"/>BUTTERS, // 3</text:p>
      <text:p text:style-name="P1"><text:s text:c="4"/>CARTMAN, // 4</text:p>
      <text:p text:style-name="P1"><text:s text:c="4"/>WENDY, // 5</text:p>
      <text:p text:style-name="P1"><text:s text:c="4"/>MAX_STUDENTS // 6</text:p>
      <text:p text:style-name="P1">};</text:p>
      <text:p text:style-name="P1"><text:s/></text:p>
      <text:p text:style-name="P1">int main()</text:p>
      <text:p text:style-name="P1">{</text:p>
      <text:p text:style-name="P1"><text:s text:c="4"/>int testScores[StudentNames::MAX_STUDENTS]; // allocate 6 integers</text:p>
      <text:p text:style-name="P1"><text:s text:c="4"/>testScores[StudentNames::STAN] = 76;</text:p>
      <text:p text:style-name="P1">}</text:p>
      <text:p text:style-name="P1">You’ll get a compiler error. This can be addressed by using a static_cast to convert the enumerator to an integer:</text:p>
      <text:p text:style-name="P1"/>
      <text:p text:style-name="P1">1</text:p>
      <text:p text:style-name="P1">2</text:p>
      <text:p text:style-name="P1">3</text:p>
      <text:p text:style-name="P1">4</text:p>
      <text:p text:style-name="P1">5</text:p>
      <text:p text:style-name="P1">int main()</text:p>
      <text:p text:style-name="P1">{</text:p>
      <text:p text:style-name="P1"><text:s text:c="4"/>int testScores[static_cast&lt;int&gt;(StudentNames::MAX_STUDENTS)]; // allocate 6 integers</text:p>
      <text:p text:style-name="P1"><text:s text:c="4"/>testScores[static_cast&lt;int&gt;(StudentNames::STAN)] = 76;</text:p>
      <text:p text:style-name="P1">}</text:p>
      <text:p text:style-name="P1">However, doing this is somewhat of a pain, so it might be better to use a standard enum inside of a namespac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text:soft-page-break/>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namespace StudentNames</text:p>
      <text:p text:style-name="P1">{</text:p>
      <text:p text:style-name="P1"><text:s text:c="4"/>enum StudentNames</text:p>
      <text:p text:style-name="P1"><text:s text:c="4"/>{</text:p>
      <text:p text:style-name="P1"><text:s text:c="8"/>KENNY, // 0</text:p>
      <text:p text:style-name="P1"><text:s text:c="8"/>KYLE, // 1</text:p>
      <text:p text:style-name="P1"><text:s text:c="8"/>STAN, // 2</text:p>
      <text:p text:style-name="P1"><text:s text:c="8"/>BUTTERS, // 3</text:p>
      <text:p text:style-name="P1"><text:s text:c="8"/>CARTMAN, // 4</text:p>
      <text:p text:style-name="P1"><text:s text:c="8"/>WENDY, // 5</text:p>
      <text:p text:style-name="P1"><text:s text:c="8"/>MAX_STUDENTS // 6</text:p>
      <text:p text:style-name="P1"><text:s text:c="4"/>};</text:p>
      <text:p text:style-name="P1">}</text:p>
      <text:p text:style-name="P1"><text:s/></text:p>
      <text:p text:style-name="P1">int main()</text:p>
      <text:p text:style-name="P1">{</text:p>
      <text:p text:style-name="P1"><text:s text:c="4"/>int testScores[StudentNames::MAX_STUDENTS]; // allocate 6 integers</text:p>
      <text:p text:style-name="P1"><text:s text:c="4"/>testScores[StudentNames::STAN] = 76;</text:p>
      <text:p text:style-name="P1">}</text:p>
      <text:p text:style-name="P1">Passing arrays to functions</text:p>
      <text:p text:style-name="P1"/>
      <text:p text:style-name="P1">Although passing an array to a function at first glance looks just like passing a normal variable, underneath the hood, C++ treats arrays differently.</text:p>
      <text:p text:style-name="P1"/>
      <text:p text:style-name="P1">When a normal variable is passed by value, C++ copies the value of the argument into the function parameter. Because the parameter is a copy, changing the value of the parameter does not change the value of the original argument.</text:p>
      <text:p text:style-name="P1"/>
      <text:p text:style-name="P1">However, because copying large arrays can be very expensive, C++ does not copy an array when an array is passed into a function. Instead, the actual array is passed. This has the side effect of allowing functions to directly change the value of array elements!</text:p>
      <text:p text:style-name="P1"/>
      <text:p text:style-name="P1">The following example illustrates this concept:</text:p>
      <text:p text:style-name="P1"/>
      <text:p text:style-name="P1">1</text:p>
      <text:p text:style-name="P1">2</text:p>
      <text:p text:style-name="P1">3</text:p>
      <text:p text:style-name="P1">4</text:p>
      <text:p text:style-name="P1">5</text:p>
      <text:p text:style-name="P1">6</text:p>
      <text:p text:style-name="P1">7</text:p>
      <text:p text:style-name="P1">8</text:p>
      <text:p text:style-name="P1"><text:soft-page-break/>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include &lt;iostream&gt;</text:p>
      <text:p text:style-name="P1"><text:s/></text:p>
      <text:p text:style-name="P1">void passValue(int value) // value is a copy of the argument</text:p>
      <text:p text:style-name="P1">{</text:p>
      <text:p text:style-name="P1"><text:s text:c="4"/>value = 99; // so changing it here won't change the value of the argument</text:p>
      <text:p text:style-name="P1">}</text:p>
      <text:p text:style-name="P1"><text:s/></text:p>
      <text:p text:style-name="P1">void passArray(int prime[5]) // prime is the actual array</text:p>
      <text:p text:style-name="P1">{</text:p>
      <text:p text:style-name="P1"><text:s text:c="4"/>prime[0] = 11; // so changing it here will change the original argument!</text:p>
      <text:p text:style-name="P1"><text:s text:c="4"/>prime[1] = 7;</text:p>
      <text:p text:style-name="P1"><text:s text:c="4"/>prime[2] = 5;</text:p>
      <text:p text:style-name="P1"><text:s text:c="4"/>prime[3] = 3;</text:p>
      <text:p text:style-name="P1"><text:s text:c="4"/>prime[4] = 2;</text:p>
      <text:p text:style-name="P1">}</text:p>
      <text:p text:style-name="P1"><text:s/></text:p>
      <text:p text:style-name="P1">int main()</text:p>
      <text:p text:style-name="P1">{</text:p>
      <text:p text:style-name="P1"><text:s text:c="4"/>int value = 1;</text:p>
      <text:p text:style-name="P1"><text:s text:c="4"/>std::cout &lt;&lt; "before passValue: " &lt;&lt; value &lt;&lt; "\n";</text:p>
      <text:p text:style-name="P1"><text:s text:c="4"/>passValue(value);</text:p>
      <text:p text:style-name="P1"><text:s text:c="4"/>std::cout &lt;&lt; "after passValue: " &lt;&lt; value &lt;&lt; "\n";</text:p>
      <text:p text:style-name="P1"><text:s/></text:p>
      <text:p text:style-name="P1"><text:s text:c="4"/>int prime[5] = { 2, 3, 5, 7, 11 };</text:p>
      <text:p text:style-name="P1"><text:s text:c="4"/>std::cout &lt;&lt; "before passArray: " &lt;&lt; prime[0] &lt;&lt; " " &lt;&lt; prime[1] &lt;&lt; " " &lt;&lt; prime[2] &lt;&lt; " " &lt;&lt; prime[3] &lt;&lt; " " &lt;&lt; prime[4] &lt;&lt; "\n";</text:p>
      <text:p text:style-name="P1"><text:s text:c="4"/>passArray(prime);</text:p>
      <text:p text:style-name="P1"><text:s text:c="4"/>std::cout &lt;&lt; "after passArray: " &lt;&lt; prime[0] &lt;&lt; " " &lt;&lt; prime[1] &lt;&lt; " " &lt;&lt; prime[2] &lt;&lt; " " &lt;&lt; prime[3] &lt;&lt; " " &lt;&lt; prime[4] &lt;&lt; "\n";</text:p>
      <text:p text:style-name="P1"><text:s/></text:p>
      <text:p text:style-name="P1"><text:soft-page-break/><text:s text:c="4"/>return 0;</text:p>
      <text:p text:style-name="P1">}</text:p>
      <text:p text:style-name="P1">before passValue: 1</text:p>
      <text:p text:style-name="P1">after passValue: 1</text:p>
      <text:p text:style-name="P1">before passArray: 2 3 5 7 11</text:p>
      <text:p text:style-name="P1">after passArray: 11 7 5 3 2</text:p>
      <text:p text:style-name="P1">In the above example, value is not changed in main() because the parameter value in function passValue() was a copy of variable value in function main(), not the actual variable. However, because the parameter array in function passArray() is the actual array, passArray() is able to directly change the value of the elements!</text:p>
      <text:p text:style-name="P1"/>
      <text:p text:style-name="P1">Why this happens is related to the way arrays are implemented in C++, a topic we’ll revisit once we’ve covered pointers. For now, you can consider this as a quirk of the language.</text:p>
      <text:p text:style-name="P1"/>
      <text:p text:style-name="P1">As a side note, if you want to ensure a function does not modify the array elements passed into it, you can make the array const:</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 even though prime is the actual array, within this function it should be treated as a constant</text:p>
      <text:p text:style-name="P1">void passArray(const int prime[5])</text:p>
      <text:p text:style-name="P1">{</text:p>
      <text:p text:style-name="P1"><text:s text:c="4"/>// so each of these lines will cause a compile error!</text:p>
      <text:p text:style-name="P1"><text:s text:c="4"/>prime[0] = 11;</text:p>
      <text:p text:style-name="P1"><text:s text:c="4"/>prime[1] = 7;</text:p>
      <text:p text:style-name="P1"><text:s text:c="4"/>prime[2] = 5;</text:p>
      <text:p text:style-name="P1"><text:s text:c="4"/>prime[3] = 3;</text:p>
      <text:p text:style-name="P1"><text:s text:c="4"/>prime[4] = 2;</text:p>
      <text:p text:style-name="P1">}</text:p>
      <text:p text:style-name="P1">sizeof and arrays</text:p>
      <text:p text:style-name="P1"/>
      <text:p text:style-name="P1">The sizeof operator can be used on arrays, and it will return the total size of the array (array length multiplied by element size). Note that due to the way C++ passes arrays to functions, this will _not_ work properly for arrays that have been passed to function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text:soft-page-break/>10</text:p>
      <text:p text:style-name="P1">11</text:p>
      <text:p text:style-name="P1">12</text:p>
      <text:p text:style-name="P1">13</text:p>
      <text:p text:style-name="P1">void printSize(int array[])</text:p>
      <text:p text:style-name="P1">{</text:p>
      <text:p text:style-name="P1"><text:s text:c="4"/>std::cout &lt;&lt; sizeof(array) &lt;&lt; '\n'; // prints the size of a pointer, not the size of the array!</text:p>
      <text:p text:style-name="P1">}</text:p>
      <text:p text:style-name="P1"><text:s/></text:p>
      <text:p text:style-name="P1">int main()</text:p>
      <text:p text:style-name="P1">{</text:p>
      <text:p text:style-name="P1"><text:s text:c="4"/>int array[] = { 1, 1, 2, 3, 5, 8, 13, 21 };</text:p>
      <text:p text:style-name="P1"><text:s text:c="4"/>std::cout &lt;&lt; sizeof(array) &lt;&lt; '\n'; // will print the size of the array</text:p>
      <text:p text:style-name="P1"><text:s text:c="4"/>printSize(array);</text:p>
      <text:p text:style-name="P1"><text:s/></text:p>
      <text:p text:style-name="P1"><text:s text:c="4"/>return 0;</text:p>
      <text:p text:style-name="P1">}</text:p>
      <text:p text:style-name="P1">On a machine with 4 byte integers and 4 byte pointers, this printed:</text:p>
      <text:p text:style-name="P1"/>
      <text:p text:style-name="P1">32</text:p>
      <text:p text:style-name="P1">4</text:p>
      <text:p text:style-name="P1">(You may get a slightly different result if the size of your types are different).</text:p>
      <text:p text:style-name="P1"/>
      <text:p text:style-name="P1">For this reason, be careful about using sizeof() on arrays!</text:p>
      <text:p text:style-name="P1"/>
      <text:p text:style-name="P1">Indexing an array out of range</text:p>
      <text:p text:style-name="P1"/>
      <text:p text:style-name="P1">Remember that an array of size N has array elements 0 through N-1. So what happens if you try to access an array with a subscript outside of that range?</text:p>
      <text:p text:style-name="P1"/>
      <text:p text:style-name="P1">Consider the following program:</text:p>
      <text:p text:style-name="P1"/>
      <text:p text:style-name="P1">1</text:p>
      <text:p text:style-name="P1">2</text:p>
      <text:p text:style-name="P1">3</text:p>
      <text:p text:style-name="P1">4</text:p>
      <text:p text:style-name="P1">5</text:p>
      <text:p text:style-name="P1">6</text:p>
      <text:p text:style-name="P1">7</text:p>
      <text:p text:style-name="P1">int main()</text:p>
      <text:p text:style-name="P1">{</text:p>
      <text:p text:style-name="P1"><text:s text:c="4"/>int prime[5]; // hold the first 5 prime numbers</text:p>
      <text:p text:style-name="P1"><text:s text:c="4"/>prime[5] = 13;</text:p>
      <text:p text:style-name="P1"><text:s/></text:p>
      <text:p text:style-name="P1"><text:s text:c="4"/>return 0;</text:p>
      <text:p text:style-name="P1">}</text:p>
      <text:p text:style-name="P1">In this program, our array is of length 5, but we’re trying to write a test score into the 6th element (index 5).</text:p>
      <text:p text:style-name="P1"/>
      <text:p text:style-name="P1">C++ does not do any checking to make sure that your indices are valid for the length of your array. So in the above example, the value of 13 will be inserted into memory where the 6th element would have been had it existed, and likely causing your program to malfunction. This could overwrite the <text:soft-page-break/>value of another variable, or cause your program to crash.</text:p>
      <text:p text:style-name="P1"/>
      <text:p text:style-name="P1">Although it happens less often, C++ will also let you use a negative index, with similarly undesirable results.</text:p>
      <text:p text:style-name="P1"/>
      <text:p text:style-name="P1">Rule: When using arrays, ensure that your indices are valid for the range of your array!.</text:p>
      <text:p text:style-name="P1"/>
      <text:p text:style-name="P1">Quiz</text:p>
      <text:p text:style-name="P1"/>
      <text:p text:style-name="P1">1) Declare an array to hold the high temperature (to the nearest tenth of a degree) for each day of a year (assume 365 days in a year). Initialize the array with a value of 0.0 for each day.</text:p>
      <text:p text:style-name="P1"/>
      <text:p text:style-name="P1">2) Set up an enum with the names of the following animals: chicken, dog, cat, elephant, duck, and snake. Put the enum in a namespace. Define an array with an element for each of these animals, and use an initializer list to initialize each element to hold the number of legs that animal has.</text:p>
      <text:p text:style-name="P1"/>
      <text:p text:style-name="P1">Write a main function that prints the number of legs an elephant has, using the enumerator.</text:p>
      <text:p text:style-name="P1"/>
      <text:p text:style-name="P1">Quiz answers</text:p>
      <text:p text:style-name="P1"/>
      <text:p text:style-name="P1">1) Hide Solution</text:p>
      <text:p text:style-name="P1"/>
      <text:p text:style-name="P1">1</text:p>
      <text:p text:style-name="P1">double temperature[365] = { 0.0 };</text:p>
      <text:p text:style-name="P1">Note: when space isn’t a constraint, doubles should be preferred over floats.</text:p>
      <text:p text:style-name="P1"/>
      <text:p text:style-name="P1">2) Hide Solu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namespace Animals</text:p>
      <text:p text:style-name="P1">{</text:p>
      <text:p text:style-name="P1"><text:soft-page-break/><text:s text:c="4"/>enum Animals</text:p>
      <text:p text:style-name="P1"><text:s text:c="4"/>{</text:p>
      <text:p text:style-name="P1"><text:s text:c="8"/>CHICKEN,</text:p>
      <text:p text:style-name="P1"><text:s text:c="8"/>DOG,</text:p>
      <text:p text:style-name="P1"><text:s text:c="8"/>CAT,</text:p>
      <text:p text:style-name="P1"><text:s text:c="8"/>ELEPHANT,</text:p>
      <text:p text:style-name="P1"><text:s text:c="8"/>DUCK,</text:p>
      <text:p text:style-name="P1"><text:s text:c="8"/>SNAKE,</text:p>
      <text:p text:style-name="P1"><text:s text:c="8"/>MAX_ANIMALS</text:p>
      <text:p text:style-name="P1"><text:s text:c="4"/>};</text:p>
      <text:p text:style-name="P1">}</text:p>
      <text:p text:style-name="P1"><text:s/></text:p>
      <text:p text:style-name="P1">int main()</text:p>
      <text:p text:style-name="P1">{</text:p>
      <text:p text:style-name="P1"><text:s text:c="4"/>int legs[Animals::MAX_ANIMALS] = { 2, 4, 4, 4, 2, 0 };</text:p>
      <text:p text:style-name="P1"><text:s/></text:p>
      <text:p text:style-name="P1"><text:s text:c="4"/>std::cout &lt;&lt; "An elephant has " &lt;&lt; legs[Animals::ELEPHANT] &lt;&lt; " legs.\n";</text:p>
      <text:p text:style-name="P1"><text:s/></text:p>
      <text:p text:style-name="P1"><text:s text:c="4"/>return 0;</text:p>
      <text:p text:style-name="P1">}</text:p>
      <text:p text:style-name="P1"/>
      <text:p text:style-name="P1"/>
      <text:p text:style-name="P1">Arrays and loops</text:p>
      <text:p text:style-name="P1">BY ALEX ON JULY 2ND, 2007 | LAST MODIFIED BY ALEX ON JANUARY 25TH, 2016</text:p>
      <text:p text:style-name="P1">Consider the case where we want to find the average test score of a class of students. Using individual variable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const int numStudents = 5;</text:p>
      <text:p text:style-name="P1">int score0 = 84;</text:p>
      <text:p text:style-name="P1">int score1 = 92;</text:p>
      <text:p text:style-name="P1">int score2 = 76;</text:p>
      <text:p text:style-name="P1">int score3 = 81;</text:p>
      <text:p text:style-name="P1">int score4 = 56;</text:p>
      <text:p text:style-name="P1"><text:s/></text:p>
      <text:p text:style-name="P1">int totalScore = score0 + score1 + score2 + score3 + score4;</text:p>
      <text:p text:style-name="P1">double averageScore = static_cast&lt;double&gt;(totalScore) / numStudents;</text:p>
      <text:p text:style-name="P1">That’s a lot of variables and a lot of typing -- and this is just 5 students! Imagine how much work we’d have to do for 30 students, or 150.</text:p>
      <text:p text:style-name="P1"/>
      <text:p text:style-name="P1">Plus, if a new student is added, a new variable has to be declared, initialized, and added to the totalScore calculation. Any time you have to modify old code, you run the risk of introducing errors.</text:p>
      <text:p text:style-name="P1"/>
      <text:p text:style-name="P1"><text:soft-page-break/>Using arrays offers a slightly better solution:</text:p>
      <text:p text:style-name="P1"/>
      <text:p text:style-name="P1">1</text:p>
      <text:p text:style-name="P1">2</text:p>
      <text:p text:style-name="P1">3</text:p>
      <text:p text:style-name="P1">4</text:p>
      <text:p text:style-name="P1">const int numStudents = 5;</text:p>
      <text:p text:style-name="P1">int scores[numStudents] = { 84, 92, 76, 81, 56 };</text:p>
      <text:p text:style-name="P1">int totalScore = scores[0] + scores[1] + scores[2] + scores[3] + scores[4];</text:p>
      <text:p text:style-name="P1">double averageScore = static_cast&lt;double&gt;(totalScore) / numStudents;</text:p>
      <text:p text:style-name="P1">This cuts down on the number of variables declared significantly, but totalScore still requires each array element be listed individually. And as above, changing the number of students means the totalScore formula needs to be manually adjusted.</text:p>
      <text:p text:style-name="P1"/>
      <text:p text:style-name="P1">If only there were a way to loop through our array and calculate totalScore directly.</text:p>
      <text:p text:style-name="P1"/>
      <text:p text:style-name="P1">Loops and arrays</text:p>
      <text:p text:style-name="P1"/>
      <text:p text:style-name="P1">In a previous lesson, you learned that the array subscript doesn’t need to be a constant value -- it can be a variable. This means we can use a loop variable as an array index to loop through all of the elements of our array and perform some calculation on them. This is such a common thing to do that wherever you find arrays, you will almost certainly find loops! When a loop is used to access each array element in turn, this is often called iterating through the array.</text:p>
      <text:p text:style-name="P1"/>
      <text:p text:style-name="P1">Here’s our example above using a for loop:</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const int numStudents = 5;</text:p>
      <text:p text:style-name="P1">int scores[numStudents] = { 84, 92, 76, 81, 56 };</text:p>
      <text:p text:style-name="P1">int totalScore = 0;</text:p>
      <text:p text:style-name="P1"><text:s/></text:p>
      <text:p text:style-name="P1">// use a loop to calculate totalScore</text:p>
      <text:p text:style-name="P1">for (int student = 0; student &lt; numStudents; ++student)</text:p>
      <text:p text:style-name="P1"><text:s text:c="4"/>totalScore += scores[student];</text:p>
      <text:p text:style-name="P1"><text:s/></text:p>
      <text:p text:style-name="P1">double averageScore = static_cast&lt;double&gt;(totalScore) / numStudents;</text:p>
      <text:p text:style-name="P1">This solution is ideal in terms of both readability and maintenance. Because the loop does all of our array element accesses, the formulas adjust automatically to account for the number of elements in the array. This means the calculations do not have to be manually altered to account for new students, and we do not have to manually add the name of new array elements!</text:p>
      <text:p text:style-name="P1"/>
      <text:p text:style-name="P1">Here’s an example of using a loop to search an array in order to determine the best score in the class:</text:p>
      <text:p text:style-name="P1"/>
      <text:p text:style-name="P1"><text:soft-page-break/>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include &lt;iostream&gt;</text:p>
      <text:p text:style-name="P1"><text:s/></text:p>
      <text:p text:style-name="P1">int main()</text:p>
      <text:p text:style-name="P1">{</text:p>
      <text:p text:style-name="P1"><text:s text:c="4"/>const int numStudents = 5;</text:p>
      <text:p text:style-name="P1"><text:s text:c="4"/>int scores[numStudents] = { 84, 92, 76, 81, 56 };</text:p>
      <text:p text:style-name="P1"><text:s text:c="4"/>int maxScore = 0; // keep track of index of our largest score</text:p>
      <text:p text:style-name="P1"><text:s text:c="4"/>for (int student = 0; student &lt; numStudents; ++student)</text:p>
      <text:p text:style-name="P1"><text:s text:c="8"/>if (scores[student] &gt; maxScore)</text:p>
      <text:p text:style-name="P1"><text:s text:c="12"/>maxScore = scores[student];</text:p>
      <text:p text:style-name="P1"><text:s/></text:p>
      <text:p text:style-name="P1"><text:s text:c="4"/>std::cout &lt;&lt; "The best score was " &lt;&lt; maxScore &lt;&lt; '\n';</text:p>
      <text:p text:style-name="P1"><text:s/></text:p>
      <text:p text:style-name="P1"><text:s text:c="4"/>return 0;</text:p>
      <text:p text:style-name="P1">}</text:p>
      <text:p text:style-name="P1">In this example, we use a non-loop variable called maxScore to keep track of the highest score we’ve seen. maxScore is initialized to 0 to represent that we have not seen any scores yet. We then iterate through each element of the array, and if we find a score that is higher than any we’ve seen before, we set maxScore to that value. Thus, maxScore always represents the highest score out of all the elements we’ve searched so far. By the time we reach the end of the array, maxScore holds the highest score in the entire array.</text:p>
      <text:p text:style-name="P1"/>
      <text:p text:style-name="P1">Mixing loops and arrays</text:p>
      <text:p text:style-name="P1"/>
      <text:p text:style-name="P1">Loops are typically used with arrays to do one of three things:</text:p>
      <text:p text:style-name="P1">1) Calculate a value (e.g. average value, total value)</text:p>
      <text:p text:style-name="P1">2) Search for a value (e.g. highest value, lowest value).</text:p>
      <text:p text:style-name="P1">3) Reorganize the array (e.g. ascending order, descending order)</text:p>
      <text:p text:style-name="P1"/>
      <text:p text:style-name="P1">When calculating a value, a variable is typically used to hold an intermediate result that is used to calculate the final value. In the above example where we are calculating an average score, totalScore holds the total score for all the elements examined so far.</text:p>
      <text:p text:style-name="P1"/>
      <text:p text:style-name="P1">When searching for a value, a variable is typically used to hold the best candidate value seen so far (or the array index of the best candidate). In the above example where we use a loop to find the best score, maxScore is used to hold the highest score encountered so far.</text:p>
      <text:p text:style-name="P1"/>
      <text:p text:style-name="P1"><text:soft-page-break/>Sorting an array is a bit more tricky, as it typically involves nested loops. We will cover sorting an array in the next lesson.</text:p>
      <text:p text:style-name="P1"/>
      <text:p text:style-name="P1">Arrays and off-by-one errors</text:p>
      <text:p text:style-name="P1"/>
      <text:p text:style-name="P1">One of the trickiest parts of using loops with arrays is making sure the loop iterates the proper number of times. Off-by-one errors are easy to make, and trying to access an element that is larger than the size of the array can have dire consequences. Consider the following program:</text:p>
      <text:p text:style-name="P1"/>
      <text:p text:style-name="P1">1</text:p>
      <text:p text:style-name="P1">2</text:p>
      <text:p text:style-name="P1">3</text:p>
      <text:p text:style-name="P1">4</text:p>
      <text:p text:style-name="P1">5</text:p>
      <text:p text:style-name="P1">6</text:p>
      <text:p text:style-name="P1">7</text:p>
      <text:p text:style-name="P1">8</text:p>
      <text:p text:style-name="P1"><text:s text:c="4"/>const int numStudents = 5;</text:p>
      <text:p text:style-name="P1"><text:s text:c="4"/>int scores[numStudents] = { 84, 92, 76, 81, 56 };</text:p>
      <text:p text:style-name="P1"><text:s text:c="4"/>int maxScore = 0; // keep track of our largest score</text:p>
      <text:p text:style-name="P1"><text:s text:c="4"/>for (int student = 0; student &lt;= numStudents; ++student)</text:p>
      <text:p text:style-name="P1"><text:s text:c="8"/>if (scores[student] &gt; maxScore)</text:p>
      <text:p text:style-name="P1"><text:s text:c="12"/>maxScore = scores[student];</text:p>
      <text:p text:style-name="P1"><text:s/></text:p>
      <text:p text:style-name="P1"><text:s text:c="4"/>std::cout &lt;&lt; "The best score was " &lt;&lt; maxScore &lt;&lt; '\n';</text:p>
      <text:p text:style-name="P1">The problem with this program is that the conditional in the for loop is wrong! The array declared has 5 elements, indexed from 0 to 4. However, this array loops from 0 to 5. Consequently, on the last iteration, the array will execute this:</text:p>
      <text:p text:style-name="P1"/>
      <text:p text:style-name="P1">1</text:p>
      <text:p text:style-name="P1">2</text:p>
      <text:p text:style-name="P1"><text:s text:c="8"/>if (scores[5] &gt; maxScore)</text:p>
      <text:p text:style-name="P1"><text:s text:c="12"/>maxScore = scores[5];</text:p>
      <text:p text:style-name="P1">But scores[5] is undefined! This can cause all sorts of issues, with the most likely being that scores[5] results in a garbage value. In this case, the probable result is that maxScore will be wrong.</text:p>
      <text:p text:style-name="P1"/>
      <text:p text:style-name="P1">However, imagine what would happen if we inadvertently assigned a value to array[5]! We might overwrite another variable (or part of it), or perhaps corrupt something -- these types of bugs can be very hard to track down!</text:p>
      <text:p text:style-name="P1"/>
      <text:p text:style-name="P1">Consequently, when using loops with arrays, always double-check your loop conditions to make sure you do not introduce off-by-one errors.</text:p>
      <text:p text:style-name="P1"/>
      <text:p text:style-name="P1">Quiz</text:p>
      <text:p text:style-name="P1"/>
      <text:p text:style-name="P1">1) Print the following array to the screen using a loop:</text:p>
      <text:p text:style-name="P1"/>
      <text:p text:style-name="P1">1</text:p>
      <text:p text:style-name="P1">2</text:p>
      <text:p text:style-name="P1">const int arrayLength(9);</text:p>
      <text:p text:style-name="P1">int array[arrayLength] = { 4, 6, 7, 3, 8, 2, 1, 9, 5 };</text:p>
      <text:p text:style-name="P1">2) Given the array in question 1:</text:p>
      <text:p text:style-name="P1"><text:soft-page-break/></text:p>
      <text:p text:style-name="P1">Ask the user for a number between 1 and 9. If the user does not enter a number between 1 and 9, repeatedly ask for a number until they do. Once they have entered a number between 1 and 9, print the array. Then search the array for the number that the user entered and print the index of that element.</text:p>
      <text:p text:style-name="P1"/>
      <text:p text:style-name="P1">You can test std::cin for invalid input by using the following code:</text:p>
      <text:p text:style-name="P1"/>
      <text:p text:style-name="P1">1</text:p>
      <text:p text:style-name="P1">2</text:p>
      <text:p text:style-name="P1">3</text:p>
      <text:p text:style-name="P1">4</text:p>
      <text:p text:style-name="P1">5</text:p>
      <text:p text:style-name="P1">6</text:p>
      <text:p text:style-name="P1">// if the user entered something invalid</text:p>
      <text:p text:style-name="P1">if (std::cin.fail())</text:p>
      <text:p text:style-name="P1">{</text:p>
      <text:p text:style-name="P1"><text:s text:c="4"/>std::cin.clear(); // reset any error flags</text:p>
      <text:p text:style-name="P1"><text:s text:c="4"/>std::cin.ignore(32767, '\n'); // ignore any characters in the input buffer</text:p>
      <text:p text:style-name="P1">}</text:p>
      <text:p text:style-name="P1">3) Modify the following program so that instead of having maxScore hold the largest score directly, a variable named maxIndex holds the index of the largest scor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include &lt;iostream&gt;</text:p>
      <text:p text:style-name="P1"><text:s/></text:p>
      <text:p text:style-name="P1">int main()</text:p>
      <text:p text:style-name="P1">{</text:p>
      <text:p text:style-name="P1"><text:s text:c="4"/>const int numStudents(5);</text:p>
      <text:p text:style-name="P1"><text:s text:c="4"/>int scores[numStudents] = { 84, 92, 76, 81, 56 };</text:p>
      <text:p text:style-name="P1"><text:s text:c="4"/>int maxScore = 0; // keep track of our largest score</text:p>
      <text:p text:style-name="P1"><text:s text:c="4"/>for (int student = 0; student &lt; numStudents; ++student)</text:p>
      <text:p text:style-name="P1"><text:s text:c="8"/>if (scores[student] &gt; maxScore)</text:p>
      <text:p text:style-name="P1"><text:s text:c="12"/>maxScore = scores[student];</text:p>
      <text:p text:style-name="P1"><text:s/></text:p>
      <text:p text:style-name="P1"><text:s text:c="4"/>std::cout &lt;&lt; "The best score was " &lt;&lt; maxScore &lt;&lt; '\n';</text:p>
      <text:p text:style-name="P1"><text:s/></text:p>
      <text:p text:style-name="P1"><text:s text:c="4"/>return 0;</text:p>
      <text:p text:style-name="P1"><text:soft-page-break/>}</text:p>
      <text:p text:style-name="P1">Quiz solutions</text:p>
      <text:p text:style-name="P1"/>
      <text:p text:style-name="P1">1) Hide Solu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include &lt;iostream&gt;</text:p>
      <text:p text:style-name="P1">int main()</text:p>
      <text:p text:style-name="P1">{</text:p>
      <text:p text:style-name="P1"><text:s text:c="4"/>using namespace std;</text:p>
      <text:p text:style-name="P1"><text:s text:c="4"/>const int arrayLength(9);</text:p>
      <text:p text:style-name="P1"><text:s text:c="4"/>int array[arrayLength] = { 4, 6, 7, 3, 8, 2, 1, 9, 5 };</text:p>
      <text:p text:style-name="P1"><text:s text:c="4"/>for (int index=0; index &lt; arrayLength; ++index)</text:p>
      <text:p text:style-name="P1"><text:s text:c="8"/>std::cout &lt;&lt; array[index] &lt;&lt; " ";</text:p>
      <text:p text:style-name="P1"><text:s text:c="4"/>return 0;</text:p>
      <text:p text:style-name="P1">}</text:p>
      <text:p text:style-name="P1">2) Hide Solu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text:soft-page-break/>26</text:p>
      <text:p text:style-name="P1">27</text:p>
      <text:p text:style-name="P1">28</text:p>
      <text:p text:style-name="P1">29</text:p>
      <text:p text:style-name="P1">30</text:p>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include &lt;iostream&gt;</text:p>
      <text:p text:style-name="P1"><text:s/></text:p>
      <text:p text:style-name="P1">int main()</text:p>
      <text:p text:style-name="P1">{</text:p>
      <text:p text:style-name="P1"><text:s text:c="4"/>// First, read in valid input from user</text:p>
      <text:p text:style-name="P1"><text:s text:c="4"/>int number;</text:p>
      <text:p text:style-name="P1"><text:s text:c="4"/>do</text:p>
      <text:p text:style-name="P1"><text:s text:c="4"/>{</text:p>
      <text:p text:style-name="P1"><text:s text:c="8"/>std::cout &lt;&lt; "Enter a number: ";</text:p>
      <text:p text:style-name="P1"><text:s text:c="8"/>std::cin &gt;&gt; number;</text:p>
      <text:p text:style-name="P1"><text:s/></text:p>
      <text:p text:style-name="P1"><text:s text:c="8"/>// if the user entered an invalid character</text:p>
      <text:p text:style-name="P1"><text:s text:c="8"/>if (std::cin.fail())</text:p>
      <text:p text:style-name="P1"><text:s text:c="8"/>{</text:p>
      <text:p text:style-name="P1"><text:s text:c="12"/>std::cin.clear(); // reset any error flags</text:p>
      <text:p text:style-name="P1"><text:s text:c="12"/>std::cin.ignore(32767, '\n'); // ignore any characters in the input buffer</text:p>
      <text:p text:style-name="P1"><text:s text:c="8"/>}</text:p>
      <text:p text:style-name="P1"><text:s text:c="4"/>} while (number &lt; 1 || number &gt; 9);</text:p>
      <text:p text:style-name="P1"><text:s/></text:p>
      <text:p text:style-name="P1"><text:s text:c="4"/>// Next, print the array</text:p>
      <text:p text:style-name="P1"><text:s text:c="4"/>const int arrayLength(9);</text:p>
      <text:p text:style-name="P1"><text:s text:c="4"/>int array[arrayLength] = { 4, 6, 7, 3, 8, 2, 1, 9, 5 };</text:p>
      <text:p text:style-name="P1"><text:s text:c="4"/>for (int index=0; index &lt; arrayLength; ++index)</text:p>
      <text:p text:style-name="P1"><text:s text:c="8"/>std::cout &lt;&lt; array[index] &lt;&lt; " ";</text:p>
      <text:p text:style-name="P1"><text:s/></text:p>
      <text:p text:style-name="P1"><text:s text:c="4"/>std::cout &lt;&lt; "\n";</text:p>
      <text:p text:style-name="P1"><text:s/></text:p>
      <text:p text:style-name="P1"><text:s text:c="4"/>// Then, search the array to find the matching number and print the index</text:p>
      <text:p text:style-name="P1"><text:s text:c="4"/>for (int index=0; index &lt; arrayLength; ++index)</text:p>
      <text:p text:style-name="P1"><text:s text:c="4"/>{</text:p>
      <text:p text:style-name="P1"><text:s text:c="8"/>if (array[index] == number)</text:p>
      <text:p text:style-name="P1"><text:s text:c="8"/>{</text:p>
      <text:p text:style-name="P1"><text:s text:c="12"/>std::cout &lt;&lt; <text:s/>"The number " &lt;&lt; number &lt;&lt; " has index " &lt;&lt; <text:s/>index &lt;&lt; "\n";</text:p>
      <text:p text:style-name="P1"><text:s text:c="12"/>break; // since each # in the array is unique, no need to search rest of array</text:p>
      <text:p text:style-name="P1"><text:s text:c="8"/>}</text:p>
      <text:p text:style-name="P1"><text:s text:c="4"/>}</text:p>
      <text:p text:style-name="P1"><text:s/></text:p>
      <text:p text:style-name="P1"><text:s text:c="4"/>return 0;</text:p>
      <text:p text:style-name="P1"><text:soft-page-break/>}</text:p>
      <text:p text:style-name="P1">3) Hide Solu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include &lt;iostream&gt;</text:p>
      <text:p text:style-name="P1"><text:s/></text:p>
      <text:p text:style-name="P1">int main()</text:p>
      <text:p text:style-name="P1">{</text:p>
      <text:p text:style-name="P1"><text:s text:c="4"/>const int numStudents = 5;</text:p>
      <text:p text:style-name="P1"><text:s text:c="4"/>int scores[numStudents] = { 84, 92, 76, 81, 56 };</text:p>
      <text:p text:style-name="P1"><text:s text:c="4"/>int maxIndex = 0; // keep track of index of our largest score</text:p>
      <text:p text:style-name="P1"><text:s text:c="4"/>for (int student = 0; student &lt; numStudents; ++student)</text:p>
      <text:p text:style-name="P1"><text:s text:c="8"/>if (scores[student] &gt; scores[maxIndex])</text:p>
      <text:p text:style-name="P1"><text:s text:c="12"/>maxIndex = student;</text:p>
      <text:p text:style-name="P1"><text:s/></text:p>
      <text:p text:style-name="P1"><text:s text:c="4"/>std::cout &lt;&lt; "The best score was " &lt;&lt; scores[maxIndex] &lt;&lt; '\n';</text:p>
      <text:p text:style-name="P1"><text:s/></text:p>
      <text:p text:style-name="P1"><text:s text:c="4"/>return 0;</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1:44:10.507909837</meta:creation-date>
    <dc:date>2016-03-14T01:51:04.054071191</dc:date>
    <meta:editing-duration>P0D</meta:editing-duration>
    <meta:editing-cycles>1</meta:editing-cycles>
    <meta:document-statistic meta:table-count="0" meta:image-count="0" meta:object-count="0" meta:page-count="23" meta:paragraph-count="955" meta:word-count="4820" meta:character-count="25985" meta:non-whitespace-character-count="21072"/>
    <meta:generator>LibreOffice/4.2.8.2$Linux_X86_64 LibreOffice_project/420m0$Build-2</meta:generator>
  </office:meta>
</office:document-meta>
</file>